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Hedge Funds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Address</text:p>
          </table:table-cell>
        </table:table-row>
        <table:table-row table:style-name="ro1">
          <table:table-cell/>
          <table:table-cell office:value-type="string">
            <text:p>Brevan Howard</text:p>
          </table:table-cell>
          <table:table-cell office:value-type="string">
            <text:p><text:s/>One of Europe's biggest hedge funds. speculating on mortgages, Greek &amp; Spanish crises.</text:p>
          </table:table-cell>
          <table:table-cell office:value-type="string">
            <text:p>55 Baker Street. W1U 8EW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lue Bay Asset Management</text:p>
          </table:table-cell>
          <table:table-cell office:value-type="string">
            <text:p><text:s/>One of the biggest UK hedge funds. a vulture fund that buys ‘distressed debts‘ in poor countries and then pressures for repayment.</text:p>
          </table:table-cell>
          <table:table-cell office:value-type="string">
            <text:p>77 Grosvenor Street, W1K 33R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evian Capital</text:p>
          </table:table-cell>
          <table:table-cell office:value-type="string">
            <text:p><text:s/>Profits from speculating on financial crisis and Euro collapse. taking over ex-public companies. running vulture and bankruptcy funds and investing in gold mines.</text:p>
          </table:table-cell>
          <table:table-cell office:value-type="string">
            <text:p>17 Cavendish Square, W1G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QS Investment Management</text:p>
          </table:table-cell>
          <table:table-cell office:value-type="string">
            <text:p><text:s/>Big hedge fund that was a major speculator in sub-prime mortgages. Also provides free office space for disgraced Conservative party fixer Adam Werrity.</text:p>
          </table:table-cell>
          <table:table-cell office:value-type="string">
            <text:p>5th Floor. 33 Grosvenor Place. SW1X 7H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OMAC Capital</text:p>
          </table:table-cell>
          <table:table-cell office:value-type="string">
            <text:p><text:s/>Hedge fund paid its founding partner EUR42 million in 2012.</text:p>
          </table:table-cell>
          <table:table-cell office:value-type="string">
            <text:p>5 Stratton Street, W1J 8LA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Ecofin</text:p>
          </table:table-cell>
          <table:table-cell office:value-type="string">
            <text:p><text:s/>Investment fund involved in privatisation of water and power utilities.</text:p>
          </table:table-cell>
          <table:table-cell office:value-type="string">
            <text:p>Burdett House. 15 Buckingham St, City of Westminster, London WC2N, United Kingdom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Elliott Associates</text:p>
          </table:table-cell>
          <table:table-cell office:value-type="string">
            <text:p><text:s/>Infamous for buying ‘distressed‘ debt from Argentina. Peru. Greece and then forcing full repayment or suing. CEO is a major Republican Party donor.</text:p>
          </table:table-cell>
          <table:table-cell office:value-type="string">
            <text:p>Cleveland House, 4th Floor, 33 King Street, SW1Y 6RJ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GLC</text:p>
          </table:table-cell>
          <table:table-cell office:value-type="string">
            <text:p><text:s/>Dodgy hedge fund whose boss greased Labour's Ed Milliband's leadership campaign fund with £25 000.</text:p>
          </table:table-cell>
          <table:table-cell office:value-type="string">
            <text:p>Ingeni Building, 17 Broadwick Street. W1F OAX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Horseman Capital</text:p>
          </table:table-cell>
          <table:table-cell office:value-type="string">
            <text:p><text:s/>Investing in luxury brands. luxury retailers, automobiles and Chinese banking.</text:p>
          </table:table-cell>
          <table:table-cell office:value-type="string">
            <text:p>9 Chester Close, Chester Street, SW1X 7BE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Investcorp</text:p>
          </table:table-cell>
          <table:table-cell office:value-type="string">
            <text:p><text:s/>Bahrain based hedge fund and real estate speculator managing the money of the Gulf oil rich.</text:p>
          </table:table-cell>
          <table:table-cell office:value-type="string">
            <text:p>48 Grosvenor Stree. W1K 3Hw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Lansdowne Partners</text:p>
          </table:table-cell>
          <table:table-cell office:value-type="string">
            <text:p><text:s/>Hedge Fund known for “shorting" Northern Rock. allegedly making £100m. Boss Sir Paul Ruddock is a major Conservative party donor.</text:p>
          </table:table-cell>
          <table:table-cell office:value-type="string">
            <text:p>15 Davies Street, W1K 3AG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an Group</text:p>
          </table:table-cell>
          <table:table-cell office:value-type="string">
            <text:p><text:s/>One of UK's biggest hedge funds. currently hit by insider dealing scandals.</text:p>
          </table:table-cell>
          <table:table-cell office:value-type="string">
            <text:p>1 Curzon Street, W1J 5HB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illenium Global</text:p>
          </table:table-cell>
          <table:table-cell office:value-type="string">
            <text:p><text:s/>One of London's oldest hedge funds. set up in 1994. speculates on currencies and everything from fossil fuels to Third World debt.</text:p>
          </table:table-cell>
          <table:table-cell office:value-type="string">
            <text:p>Cassini House, 57-59 St James's Street. SW1A 1LD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Och-Ziff Management</text:p>
          </table:table-cell>
          <table:table-cell office:value-type="string">
            <text:p><text:s/>Vulture fund known for profiting from Greek "distressed debt‘. Also linked to the Mugabe regime in Zimbabwe and mining deals in Guinea.</text:p>
          </table:table-cell>
          <table:table-cell office:value-type="string">
            <text:p>40 Argyll Street. W1F 7EB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Odey Asset Management</text:p>
          </table:table-cell>
          <table:table-cell office:value-type="string">
            <text:p><text:s/>Profits from speculating on bank failures and the Eurozone crisis.</text:p>
          </table:table-cell>
          <table:table-cell office:value-type="string">
            <text:p>12 Upper Grosvenor Street, W1K 2ND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aulson Europe</text:p>
          </table:table-cell>
          <table:table-cell office:value-type="string">
            <text:p><text:s/>World's 4th largest hedge fund managing $35.8 bn assets. best known for massive profits from sub-prime collapse.</text:p>
          </table:table-cell>
          <table:table-cell office:value-type="string">
            <text:p>70 Jermyn Street. SW1Y 6NY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pinnaker</text:p>
          </table:table-cell>
          <table:table-cell office:value-type="string">
            <text:p><text:s/>Vulture fund that speculates in government and corporate debt in poor countries.</text:p>
          </table:table-cell>
          <table:table-cell office:value-type="string">
            <text:p>6 Grosvenor Street, W1K 4DJ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3">23/05/2013</text:date>, <text:time>17:0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uel </meta:initial-creator>
    <meta:creation-date>2013-05-23T16:40:38</meta:creation-date>
    <dc:date>2013-05-23T17:08:33</dc:date>
    <dc:creator>samuel </dc:creator>
    <meta:editing-duration>PT00H27M56S</meta:editing-duration>
    <meta:editing-cycles>2</meta:editing-cycles>
    <meta:generator>OpenOffice.org/3.2$Unix OpenOffice.org_project/320m19$Build-9505</meta:generator>
    <meta:document-statistic meta:table-count="3" meta:cell-count="71" meta:object-count="0"/>
  </office:meta>
</office:document-meta>
</file>